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71.0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solid" style:text-underline-width="auto" style:text-underline-color="font-color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2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22pt" style:font-size-complex="22pt" style:font-weight-asian="normal" style:font-weight-complex="normal" style:font-style-asian="normal" style:font-style-complex="normal"/>
    </style:style>
    <style:style style:name="T2" style:family="text">
      <style:text-properties fo:font-size="2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2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22pt" style:font-size-complex="2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text-underline-style="solid" style:text-underline-width="auto" style:text-underline-color="font-color" style:font-name-complex="Arial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text-underline-style="none" style:text-underline-color="font-color" style:font-name-asian="標楷體"/>
    </style:style>
    <style:style style:name="T7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style:font-name="Arial" fo:font-style="italic" style:font-name-complex="Arial" style:font-style-asian="italic" style:font-style-complex="italic"/>
    </style:style>
    <style:style style:name="T8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style:font-name="標楷體" fo:font-style="normal" style:font-name-asian="標楷體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Arial" style:font-name-complex="Arial"/>
    </style:style>
    <style:style style:name="T10" style:family="text">
      <style:text-properties fo:font-size="12pt" fo:font-weight="normal" style:text-underline-style="none" style:text-underline-color="font-color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標楷體" style:font-name-asian="標楷體"/>
    </style:style>
    <style:style style:name="T11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Arial" style:font-name-complex="Arial" style:text-underline-style="solid" style:text-underline-width="auto" style:text-underline-color="font-color"/>
    </style:style>
    <style:style style:name="T12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font-name="標楷體" style:text-underline-style="none" style:text-underline-color="font-color" style:font-name-asian="標楷體"/>
    </style:style>
    <style:style style:name="T13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text-underline-style="none" style:text-underline-color="font-color" style:font-name="Arial" style:font-name-complex="Arial"/>
    </style:style>
    <style:style style:name="T14" style:family="text">
      <style:text-properties fo:font-size="12pt" fo:font-weight="normal" style:text-line-through-type="none" style:text-outline="false" fo:text-shadow="none" style:text-position="0%" style:font-size-asian="12pt" style:font-size-complex="12pt" style:font-weight-asian="normal" style:font-weight-complex="normal" fo:font-style="normal" style:font-style-asian="normal" style:font-style-complex="normal" style:text-underline-style="none" style:text-underline-color="font-color" style:font-name="標楷體" style:font-name-asian="標楷體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51" table:default-cell-style-name="ce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互<text:span text:style-name="T1"> </text:span><text:span text:style-name="T2">助</text:span><text:span text:style-name="T3"> </text:span><text:span text:style-name="T2">會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office:value-type="string" calcext:value-type="string">
            <text:p>1.<text:span text:style-name="T4">本互助會含會首共計</text:span><text:span text:style-name="T5">        </text:span><text:span text:style-name="T6">名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.<text:span text:style-name="T4">本會自民國</text:span><text:span text:style-name="T5">      </text:span><text:span text:style-name="T6">年</text:span><text:span text:style-name="T5">      </text:span><text:span text:style-name="T6">月</text:span><text:span text:style-name="T5">        </text:span><text:span text:style-name="T6">日起至</text:span><text:span text:style-name="T5">      </text:span><text:span text:style-name="T6">年</text:span><text:span text:style-name="T5">      </text:span><text:span text:style-name="T6">月</text:span><text:span text:style-name="T5">        </text:span><text:span text:style-name="T6">日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.<text:span text:style-name="T4">本會於每月</text:span><text:span text:style-name="T7">      </text:span><text:span text:style-name="T8">日</text:span><text:span text:style-name="T9">(</text:span><text:span text:style-name="T10">上午、下午</text:span><text:span text:style-name="T9">)</text:span><text:span text:style-name="T11">     </text:span><text:span text:style-name="T12">時</text:span><text:span text:style-name="T13"> </text:span><text:span text:style-name="T11">     </text:span><text:span text:style-name="T12">分於開標，逾時以棄權論</text:span><text:span text:style-name="T13">(</text:span><text:span text:style-name="T14">遇假日是、否提前</text:span><text:span text:style-name="T13">)</text:span><text:span text:style-name="T14">。</text:span><text:span text:style-name="T13">                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.<text:span text:style-name="T4">所有會員應於每月</text:span><text:span text:style-name="T5">       </text:span><text:span text:style-name="T6">日前繳清會款，會款不得延欠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.<text:span text:style-name="T4">本互助會最低底標為</text:span><text:span text:style-name="T5">           </text:span><text:span text:style-name="T6">元。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.<text:span text:style-name="T4">本會會員名單如下：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 calcext:value-type="string">
            <text:p>編號</text:p>
          </table:table-cell>
          <table:table-cell table:style-name="ce7" office:value-type="string" calcext:value-type="string">
            <text:p>姓<text:span text:style-name="T15">  </text:span><text:span text:style-name="T16">名</text:span></text:p>
          </table:table-cell>
          <table:table-cell table:style-name="ce7" office:value-type="string" calcext:value-type="string">
            <text:p>得標日期</text:p>
          </table:table-cell>
          <table:table-cell table:style-name="ce7" office:value-type="string" calcext:value-type="string">
            <text:p>得標金額</text:p>
          </table:table-cell>
          <table:table-cell table:style-name="ce7" office:value-type="string" calcext:value-type="string">
            <text:p>聯<text:span text:style-name="T15"> </text:span><text:span text:style-name="T16">絡</text:span><text:span text:style-name="T17"> </text:span><text:span text:style-name="T16">電</text:span><text:span text:style-name="T17"> </text:span><text:span text:style-name="T16">話</text:span></text:p>
          </table:table-cell>
          <table:table-cell table:style-name="ce7" office:value-type="string" calcext:value-type="string">
            <text:p>住<text:span text:style-name="T15">          </text:span><text:span text:style-name="T16">址</text:span></text:p>
          </table:table-cell>
          <table:table-cell table:style-name="ce9" table:number-columns-repeated="101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8" table:number-columns-repeated="5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10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33:42</meta:creation-date>
    <dc:creator>Joyce</dc:creator>
    <dc:date>2004-04-13T11:35:58</dc:date>
    <meta:document-statistic meta:table-count="1" meta:cell-count="38" meta:object-count="0"/>
    <meta:generator>LibreOffice/5.1.1.3$Windows_x86 LibreOffice_project/89f508ef3ecebd2cfb8e1def0f0ba9a803b88a6d</meta:generator>
  </office:meta>
</office:document-meta>
</file>